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5.1" calcext:value-type="float">
            <text:p>25,1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5.1" calcext:value-type="float">
            <text:p>25,1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6.4" calcext:value-type="float">
            <text:p>26,4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6.2" calcext:value-type="float">
            <text:p>26,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.1" calcext:value-type="float">
            <text:p>26,1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6" calcext:value-type="float">
            <text:p>26,0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5.9" calcext:value-type="float">
            <text:p>25,9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5.8" calcext:value-type="float">
            <text:p>25,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5.6" calcext:value-type="float">
            <text:p>25,6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5.4" calcext:value-type="float">
            <text:p>25,4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5.3" calcext:value-type="float">
            <text:p>25,3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4.9" calcext:value-type="float">
            <text:p>24,9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.9" calcext:value-type="float">
            <text:p>24,9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.4" calcext:value-type="float">
            <text:p>24,4</text:p>
          </table:table-cell>
          <table:table-cell office:value-type="float" office:value="76" calcext:value-type="float">
            <text:p>76,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4.3" calcext:value-type="float">
            <text:p>24,3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4.1" calcext:value-type="float">
            <text:p>24,1</text:p>
          </table:table-cell>
          <table:table-cell office:value-type="float" office:value="75.3" calcext:value-type="float">
            <text:p>75,3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23:15.581000000</meta:creation-date>
    <dc:date>2016-10-25T21:56:28.210000000</dc:date>
    <meta:editing-duration>PT2M21S</meta:editing-duration>
    <meta:editing-cycles>1</meta:editing-cycles>
    <meta:document-statistic meta:table-count="1" meta:cell-count="43" meta:object-count="0"/>
    <meta:generator>LibreOffice/5.1.5.2$Windows_X86_64 LibreOffice_project/7a864d8825610a8c07cfc3bc01dd4fce6a9447e5</meta:generator>
  </office:meta>
</office:document-meta>
</file>